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italic">cosθ</mi>
      <mo stretchy="false">=</mo>
      <mfrac>
        <mrow>
          <mi>a</mi>
          <mo stretchy="false">⋅</mo>
          <mi>b</mi>
        </mrow>
        <mrow>
          <mrow>
            <mo fence="true" stretchy="false">|</mo>
            <mrow>
              <mi>a</mi>
            </mrow>
            <mo fence="true" stretchy="false">|</mo>
          </mrow>
          <mrow>
            <mo fence="true" stretchy="false">|</mo>
            <mrow>
              <mi>b</mi>
            </mrow>
            <mo fence="true" stretchy="false">|</mo>
          </mrow>
        </mrow>
      </mfrac>
      <mo stretchy="false">=</mo>
      <mfrac>
        <mrow>
          <msub>
            <mi>a</mi>
            <mi>x</mi>
          </msub>
          <mrow>
            <msub>
              <mi>b</mi>
              <mi>x</mi>
            </msub>
            <mo stretchy="false">+</mo>
            <msub>
              <mi>a</mi>
              <mi>y</mi>
            </msub>
          </mrow>
          <mrow>
            <msub>
              <mi>b</mi>
              <mi>y</mi>
            </msub>
            <mo stretchy="false">+</mo>
            <msub>
              <mi>a</mi>
              <mi>z</mi>
            </msub>
          </mrow>
          <msub>
            <mi>b</mi>
            <mi>z</mi>
          </msub>
        </mrow>
        <msqrt>
          <mrow>
            <mrow>
              <mo fence="true" stretchy="false">(</mo>
              <mrow>
                <mrow>
                  <msubsup>
                    <mi>a</mi>
                    <mi>x</mi>
                    <mn>2</mn>
                  </msubsup>
                  <mo stretchy="false">+</mo>
                  <msubsup>
                    <mi>a</mi>
                    <mi>y</mi>
                    <mn>2</mn>
                  </msubsup>
                  <mo stretchy="false">+</mo>
                  <msubsup>
                    <mi>a</mi>
                    <mi>z</mi>
                    <mn>2</mn>
                  </msubsup>
                </mrow>
              </mrow>
              <mo fence="true" stretchy="false">)</mo>
            </mrow>
            <mrow>
              <mo fence="true" stretchy="false">(</mo>
              <mrow>
                <mrow>
                  <msubsup>
                    <mi>b</mi>
                    <mi>x</mi>
                    <mn>2</mn>
                  </msubsup>
                  <mo stretchy="false">+</mo>
                  <msubsup>
                    <mi>b</mi>
                    <mi>y</mi>
                    <mn>2</mn>
                  </msubsup>
                  <mo stretchy="false">+</mo>
                  <msubsup>
                    <mi>b</mi>
                    <mi>z</mi>
                    <mn>2</mn>
                  </msubsup>
                </mrow>
              </mrow>
              <mo fence="true" stretchy="false">)</mo>
            </mrow>
          </mrow>
        </msqrt>
      </mfrac>
    </mrow>
    <annotation encoding="StarMath 5.0">
cosθ = {a cdot b} over { lline a rline lline b rline}

=  {a_x b_x + a_y b_y + a_z b_z} over sqrt{(a_x^2+a_y^2+a_z^2)(b_x^2+b_y^2+b_z^2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8:50:28.097345000</meta:creation-date>
    <dc:date>2015-11-09T19:16:34.395045000</dc:date>
    <meta:editing-duration>PT7M54S</meta:editing-duration>
    <meta:editing-cycles>1</meta:editing-cycles>
    <meta:generator>LibreOffice/5.0.2.2$MacOSX_X86_64 LibreOffice_project/37b43f919e4de5eeaca9b9755ed688758a8251fe</meta:generator>
  </office:meta>
</office:document-meta>
</file>